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ustom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automatic-styles>
    <style:style style:name="P1" style:family="paragraph" style:parent-style-name="Standard">
      <style:text-properties officeooo:rsid="0007bb5e" officeooo:paragraph-rsid="0015610b"/>
    </style:style>
    <style:style style:name="P2" style:family="paragraph" style:parent-style-name="Standard">
      <style:text-properties officeooo:rsid="0015610b" officeooo:paragraph-rsid="0015610b"/>
    </style:style>
    <style:style style:name="T1" style:family="text">
      <style:text-properties officeooo:rsid="0012b16d"/>
    </style:style>
    <style:style style:name="T2" style:family="text">
      <style:text-properties officeooo:rsid="001561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 metadata</text:p>
      <text:p xml:id="para1" text:style-name="P1"><text:span text:style-name="T2">Paragraph metadata, i.e. a text:p with xml:id. Associated RDF metadata are there in custom.rdf.</text:span></text:p>
      <text:p text:style-name="P1"><text:meta xml:id="id2758386667"><text:span text:style-name="T2">Annotated text range</text:span></text:meta><text:span text:style-name="T2">, i.e. a text:meta with xml:id, also with associated RDF metadat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 Light" fo:font-size="12pt" fo:language="en" fo:country="US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 Light" fo:font-size="12pt" fo:language="en" fo:country="US" style:letter-kerning="true" style:font-name-asian="Noto Serif CJK SC" style:font-size-asian="10.5pt" style:language-asian="zh" style:country-asian="CN" style:font-name-complex="Noto Sans OldHun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 Semibold" fo:font-family="'Source Sans Pro Semibold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 Light" fo:font-family="'Source Sans Pro Light'" style:font-family-generic="swiss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22T11:27:43.470815295</meta:creation-date>
    <meta:editing-duration>PT21M24S</meta:editing-duration>
    <meta:editing-cycles>2</meta:editing-cycles>
    <meta:generator>LibreOfficeDev/7.2.0.0.alpha0$Linux_X86_64 LibreOffice_project/263b564a5c3acb46567bdc6ba0f1704fa6e699a9</meta:generator>
    <dc:date>2021-03-28T13:32:53.459905149</dc:date>
    <meta:document-statistic meta:table-count="0" meta:image-count="0" meta:object-count="0" meta:page-count="1" meta:paragraph-count="3" meta:word-count="29" meta:character-count="192" meta:non-whitespace-character-count="166"/>
  </office:meta>
</office:document-meta>
</file>